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conUrlTransformer.setup( SourceResolver resolver , Map objectModel , String src , Parameters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conLinkRewriter.matches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conUrlTransform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conLinkRewriter.getLink( String linkUri , String pubId , String are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conUrlTransformer.getLinkRewri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conLinkRewriter.rewrite( String ur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